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7e96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1433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1433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70b7ba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a9cf54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9cf54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65cm" svg:height="13.97cm" svg:x="1.611cm" svg:y="2.2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685cm" svg:height="0.635cm" svg:x="4.175cm" svg:y="7.985cm">
          <text:p text:style-name="P1">AHB Bu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1.905cm" svg:x="17.772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xml:id="id1" draw:id="id1" draw:layer="layout" svg:width="2.54cm" svg:height="1.27cm" svg:x="16.875cm" svg:y="10.525cm">
          <text:p text:style-name="P2"><text:span text:style-name="T1">Memory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8.145cm" svg:y1="11.795cm" svg:x2="15.287cm" svg:y2="17.51cm" draw:start-shape="id1" draw:start-glue-point="2" draw:end-shape="id2" draw:end-glue-point="0" svg:d="m18145 11795v2858h-2858v2857">
          <text:p/>
        </draw:connector>
        <draw:connector draw:style-name="gr5" draw:text-style-name="P1" draw:layer="layout" svg:x1="18.145cm" svg:y1="11.795cm" svg:x2="21.637cm" svg:y2="17.51cm" draw:start-shape="id1" draw:start-glue-point="2" draw:end-shape="id3" draw:end-glue-point="0" svg:d="m18145 11795v2858h3492v2857">
          <text:p/>
        </draw:connector>
        <draw:connector draw:style-name="gr5" draw:text-style-name="P1" draw:layer="layout" svg:x1="18.145cm" svg:y1="11.795cm" svg:x2="18.462cm" svg:y2="17.51cm" draw:start-shape="id1" draw:start-glue-point="2" draw:end-shape="id4" draw:end-glue-point="0" svg:d="m18145 11795v2858h317v2857">
          <text:p/>
        </draw:connector>
        <draw:custom-shape draw:style-name="gr6" draw:text-style-name="P2" xml:id="id2" draw:id="id2" draw:layer="layout" svg:width="1.905cm" svg:height="1.27cm" svg:x="14.335cm" svg:y="17.51cm">
          <text:p text:style-name="P2"><text:span text:style-name="T1">SDRAM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1.905cm" svg:height="1.27cm" svg:x="17.51cm" svg:y="17.51cm">
          <text:p text:style-name="P1"><text:span text:style-name="T2">SPI</text:span></text:p>
          <text:p text:style-name="P1"><text:span text:style-name="T2">Flas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1.905cm" svg:height="1.27cm" svg:x="20.685cm" svg:y="17.51cm">
          <text:p text:style-name="P1"><text:span text:style-name="T1">Parallel</text:span></text:p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1.905cm" svg:x="13.327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2.54cm" svg:height="1.27cm" svg:x="12.43cm" svg:y="10.525cm">
          <text:p text:style-name="P4"><text:span text:style-name="T3">AHB Register</text:span></text:p>
          <text:p text:style-name="P4"><text:span text:style-name="T3">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1.905cm" svg:x="6.342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2.54cm" svg:height="1.27cm" svg:x="5.445cm" svg:y="10.525cm">
          <text:p text:style-name="P2"><text:span text:style-name="T4">AHB to APB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35cm" svg:height="0.577cm" svg:x="6.342cm" svg:y="11.8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6.35cm" svg:height="0.635cm" svg:x="3.54cm" svg:y="12.43cm">
          <text:p text:style-name="P1"><text:span text:style-name="T1">APB Bus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35cm" svg:height="0.577cm" svg:x="4.175cm" svg:y="13.1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635cm" svg:height="0.577cm" svg:x="6.341cm" svg:y="13.1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635cm" svg:height="0.577cm" svg:x="8.62cm" svg:y="13.1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905cm" svg:height="1.27cm" svg:x="3.54cm" svg:y="13.685cm">
          <text:p text:style-name="P1"><text:span text:style-name="T4">I2C</text:span></text:p>
          <text:p text:style-name="P1"><text:span text:style-name="T4">M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2.54cm" svg:x="7.35cm" svg:y="2.905cm">
          <text:p text:style-name="P1">LEON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2.54cm" svg:x="9.255cm" svg:y="5.4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14.97cm" svg:y="6.7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3.175cm" svg:x="17.593cm" svg:y="4.8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20.05cm" svg:y="6.7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3.175cm" svg:x="22.59cm" svg:y="4.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905cm" svg:height="1.27cm" svg:x="14.335cm" svg:y="5.445cm">
          <text:p text:style-name="P5"><text:span text:style-name="T4">Serial</text:span></text:p>
          <text:p text:style-name="P5"><text:span text:style-name="T4">Debu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1.27cm" svg:x="16.613cm" svg:y="3.569cm">
          <text:p text:style-name="P5"><text:span text:style-name="T4">Intelligent</text:span></text:p>
          <text:p text:style-name="P5"><text:span text:style-name="T4">DM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19.415cm" svg:y="5.445cm">
          <text:p text:style-name="P5"><text:span text:style-name="T4">Sensor</text:span></text:p>
          <text:p text:style-name="P5"><text:span text:style-name="T4">Interfa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1.27cm" svg:x="21.635cm" svg:y="3.5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1.27cm" svg:x="21.781cm" svg:y="3.36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1.27cm" svg:x="21.984cm" svg:y="3.167cm">
          <text:p text:style-name="P5"><text:span text:style-name="T4">HW</text:span></text:p>
          <text:p text:style-name="P5"><text:span text:style-name="T4">Accellera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75cm" svg:height="1.27cm" svg:x="5.765cm" svg:y="14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75cm" svg:height="1.27cm" svg:x="5.862cm" svg:y="13.986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75cm" svg:height="1.27cm" svg:x="5.995cm" svg:y="13.817cm">
          <text:p text:style-name="P5"><text:span text:style-name="T4">UART(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75cm" svg:height="1.27cm" svg:x="7.927cm" svg:y="14.0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75cm" svg:height="1.27cm" svg:x="8.081cm" svg:y="13.869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75cm" svg:height="1.27cm" svg:x="8.215cm" svg:y="13.7cm">
          <text:p text:style-name="P1"><text:span text:style-name="T4">Timer(s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abis </meta:initial-creator>
    <meta:creation-date>2012-06-13T03:01:58</meta:creation-date>
    <dc:date>2012-06-13T03:40:38</dc:date>
    <dc:creator>babis </dc:creator>
    <meta:editing-duration>PT6M56S</meta:editing-duration>
    <meta:editing-cycles>1</meta:editing-cycles>
    <meta:document-statistic meta:object-count="38"/>
    <meta:generator>LibreOffice/3.3$Linux LibreOffice_project/330m19$Build-401</meta:generator>
  </office:meta>
</office:document-meta>
</file>